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Рисунок 2" text:anchor-type="as-char" svg:x="0in" svg:y="0in" svg:width="1.15833in" svg:height="1.15833in" style:rel-width="scale" style:rel-height="scale"><draw:image xlink:href="media/image1.png" xlink:type="simple" xlink:show="embed" xlink:actuate="onLoad"/><svg:title/><svg:desc>C:\Users\3C8A~1\AppData\Local\Temp\Rar$DRa4532.034\AR_MATRIX_CODE_3x3\02.png</svg:desc></draw:frame></text:span></text:p>
      <text:p text:style-name="P3"/>
      <text:p text:style-name="P4"/>
      <text:p text:style-name="P5"/>
      <text:p text:style-name="P6"><text:span text:style-name="T7"><draw:frame draw:id="id0" draw:style-name="a1" draw:name="Picture 11" text:anchor-type="as-char" svg:x="0in" svg:y="0in" svg:width="2.34167in" svg:height="2.34167in" style:rel-width="scale" style:rel-height="scale"><draw:image xlink:href="media/image2.png" xlink:type="simple" xlink:show="embed" xlink:actuate="onLoad"/><svg:title/><svg:desc>C:\Users\Иван\AppData\Local\Microsoft\Windows\INetCache\Content.Word\qrcode.png</svg:desc></draw:frame></text:span></text:p>
      <text:p text:style-name="P8"/>
      <text:p text:style-name="Standard"/>
      <text:p text:style-name="P9"/>
      <text:p text:style-name="P10"><text:span text:style-name="T11"><draw:frame draw:style-name="a2" draw:name="Рисунок 1" text:anchor-type="as-char" svg:x="0in" svg:y="0in" svg:width="1.15833in" svg:height="1.15833in" style:rel-width="scale" style:rel-height="scale"><draw:image xlink:href="media/image3.png" xlink:type="simple" xlink:show="embed" xlink:actuate="onLoad"/><svg:title/><svg:desc>C:\Users\3C8A~1\AppData\Local\Temp\Rar$DRa4532.034\AR_MATRIX_CODE_3x3\01.png</svg:desc></draw:frame></text:span><text:span text:style-name="T12"><text:s text:c="101"/></text:span><text:span text:style-name="T13"><draw:frame draw:style-name="a3" draw:name="Рисунок 3" text:anchor-type="as-char" svg:x="0in" svg:y="0in" svg:width="1.15in" svg:height="1.15in" style:rel-width="scale" style:rel-height="scale"><draw:image xlink:href="media/image4.png" xlink:type="simple" xlink:show="embed" xlink:actuate="onLoad"/><svg:title/><svg:desc>C:\Users\3C8A~1\AppData\Local\Temp\Rar$DRa4532.034\AR_MATRIX_CODE_3x3\03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</dc:creator>
    <meta:creation-date>2009-04-16T11:32:00Z</meta:creation-date>
    <dc:date>2022-03-19T09:47:00Z</dc:date>
    <meta:template xlink:href="Normal.dotm" xlink:type="simple"/>
    <meta:editing-cycles>5</meta:editing-cycles>
    <meta:editing-duration>PT114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2" meta:character-count="113" meta:row-count="1" meta:non-whitespace-character-count="42"/>
  </office:meta>
</office:document-meta>
</file>